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104in" fo:margin-right="0.0208in" fo:margin-top="0in" fo:margin-bottom="0in" table:align="margins" style:writing-mode="lr-tb"/>
    </style:style>
    <style:style style:name="Table1.A" style:family="table-column">
      <style:table-column-properties style:column-width="2.1104in" style:rel-column-width="3039*"/>
    </style:style>
    <style:style style:name="Table1.B" style:family="table-column">
      <style:table-column-properties style:column-width="2.3076in" style:rel-column-width="3323*"/>
    </style:style>
    <style:style style:name="Table1.C" style:family="table-column">
      <style:table-column-properties style:column-width="2.0715in" style:rel-column-width="2983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2.0396in" style:keep-together="true" fo:keep-together="auto"/>
    </style:style>
    <style:style style:name="Table1.9" style:family="table-row">
      <style:table-row-properties style:min-row-height="0.4896in" style:keep-together="true" fo:keep-together="auto"/>
    </style:style>
    <style:style style:name="P1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50%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T2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3" style:family="text">
      <style:text-properties style:font-name="Arial1" fo:font-size="10pt" style:font-name-asian="Times New Roman1" style:font-size-asian="10pt" style:font-name-complex="Arial2" style:font-size-complex="10pt"/>
    </style:style>
    <style:style style:name="T4" style:family="text">
      <style:text-properties fo:color="#999999"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Test Case Id</text:p>
          </table:table-cell>
          <table:table-cell table:style-name="Table1.A1" office:value-type="string">
            <text:p text:style-name="P3">TC-2.1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Test Case Name</text:p>
          </table:table-cell>
          <table:table-cell table:style-name="Table1.A1" office:value-type="string">
            <text:p text:style-name="P3">Test successful 'Create Car'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3">Nidhi Sharma</text:p>
          </table:table-cell>
          <table:table-cell table:style-name="Table1.C3" office:value-type="string">
            <text:p text:style-name="P5"><text:span text:style-name="T2">Date Created</text:span></text:p>
          </table:table-cell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3">Nidhi Sharma</text:p>
          </table:table-cell>
          <table:table-cell table:style-name="Table1.A1" office:value-type="string">
            <text:p text:style-name="P2">Last Revision Date</text:p>
          </table:table-cell>
        </table:table-row>
        <table:table-row table:style-name="Table1.2"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3">User should be able to create car successfully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office:value-type="string">
            <text:p text:style-name="P3">User must be logged in as Admin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Post Conditions</text:p>
          </table:table-cell>
          <table:table-cell table:style-name="Table1.A1" office:value-type="string">
            <text:p text:style-name="P3">1. Car should be created successfully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2">Flow of Events or Steps</text:p>
          </table:table-cell>
          <table:table-cell table:style-name="Table1.A1" office:value-type="string">
            <text:p text:style-name="P4">1. User will click on 'Create Car' link on admin home page.</text:p>
            <text:p text:style-name="P4">2. If user is admin, create car page will be shown.</text:p>
            <text:p text:style-name="P4">3. User will fill details of car in the form.</text:p>
            <text:p text:style-name="P4">4. User should fill all the mandatory fields to complete the create car.</text:p>
            <text:p text:style-name="P4">5. Submit button will be enabled only if all the mandatory fields have values.</text:p>
            <text:p text:style-name="P4">6. Server side validations will be done before create.</text:p>
            <text:p text:style-name="P6"><text:span text:style-name="T1">7. </text:span><text:span text:style-name="T3">On successful create of car, admin will be redirected to the Edit Car page with recently created car's details</text:span><text:span text:style-name="T4">.</text:span>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2">Inclusion/Exclusion Points</text:p>
          </table:table-cell>
          <table:table-cell table:style-name="Table1.A1" office:value-type="string">
            <text:p text:style-name="P3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Special Requirements</text:p>
          </table:table-cell>
          <table:table-cell table:style-name="Table1.A1" office:value-type="string">
            <text:p text:style-name="P3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3</meta:editing-cycles>
    <meta:creation-date>2015-10-10T09:19:00</meta:creation-date>
    <dc:date>2015-10-12T14:30:27.95</dc:date>
    <meta:editing-duration>PT2M41S</meta:editing-duration>
    <meta:generator>OpenOffice/4.1.1$Win32 OpenOffice.org_project/411m6$Build-9775</meta:generator>
    <meta:document-statistic meta:table-count="1" meta:image-count="0" meta:object-count="0" meta:page-count="1" meta:paragraph-count="28" meta:word-count="150" meta:character-count="847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